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officeooo:rsid="001bf3fd" officeooo:paragraph-rsid="001bf3f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officeooo:rsid="0009c472" officeooo:paragraph-rsid="0009c4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officeooo:rsid="001fff61" officeooo:paragraph-rsid="001fff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officeooo:rsid="001e3991" officeooo:paragraph-rsid="001e3991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0634b4"/>
    </style:style>
    <style:style style:name="T3" style:family="text">
      <style:text-properties style:font-name="Calibri1" fo:font-size="11pt" officeooo:rsid="000634b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87c4b"/>
    </style:style>
    <style:style style:name="T6" style:family="text">
      <style:text-properties officeooo:rsid="001e3991"/>
    </style: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salutation"/>
        <text:variable-decl office:value-type="string" text:name="designation"/>
        <text:variable-decl office:value-type="string" text:name="increment"/>
        <text:variable-decl office:value-type="string" text:name="salary"/>
        <text:variable-decl office:value-type="string" text:name="effectivefrom"/>
        <text:variable-decl office:value-type="string" text:name="letterdate"/>
        <text:variable-decl office:value-type="string" text:name="seq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4">Date</text:span>: <text:variable-set text:name="letterdate" office:value-type="string">{letterdate}</text:variable-set></text:p>
      <text:p text:style-name="P1"><text:span text:style-name="T4">Reference</text:span>: <text:span text:style-name="T6">CELLOSCOPE</text:span>/OP/HR/SE/<text:variable-set text:name="seq" office:value-type="string">{seq}</text:variable-set></text:p>
      <text:p text:style-name="Text_20_body"/>
      <text:p text:style-name="Text_20_body">Name<text:tab/><text:tab/>: <text:variable-set text:name="name" office:value-type="string">{name}</text:variable-set></text:p>
      <text:p text:style-name="Text_20_body"/>
      <text:p text:style-name="Text_20_body">Subject<text:tab/><text:tab/>: <text:span text:style-name="T5">Salary enhancement </text:span><text:span text:style-name="T6">letter</text:span></text:p>
      <text:p text:style-name="Text_20_body"/>
      <text:p text:style-name="Text_20_body">Dear <text:variable-set text:name="salutation" office:value-type="string">{salutation}</text:variable-set><text:s/><text:variable-set text:name="name" office:value-type="string">{name}</text:variable-set></text:p>
      <text:p text:style-name="Text_20_body"/>
      <text:p text:style-name="Text_20_body">Congratulations!!!</text:p>
      <text:p text:style-name="Text_20_body"/>
      <text:p text:style-name="Text_20_body">It is our pleasure to let you know that, based on your job experience, <text:span text:style-name="T2">performance</text:span> and effort in the organization, <text:span text:style-name="T6">Celloscope</text:span> Ltd. is offering you a salary enhancement. Please note that th<text:span text:style-name="T3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2">Designation</text:p>
          </table:table-cell>
          <table:table-cell table:style-name="Table1.C1" office:value-type="string">
            <text:p text:style-name="P2"><text:variable-set text:name="designation" office:value-type="string">{designation}</text:variable-set></text:p>
          </table:table-cell>
        </table:table-row>
        <table:table-row table:style-name="Table1.1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2">Increment Amount</text:p>
          </table:table-cell>
          <table:table-cell table:style-name="Table1.C2" office:value-type="string">
            <text:p text:style-name="P3">BDT <text:variable-set text:name="increment" office:value-type="string">{increment}</text:variable-set></text:p>
          </table:table-cell>
        </table:table-row>
        <table:table-row table:style-name="Table1.1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2">Final Remuneration</text:p>
          </table:table-cell>
          <table:table-cell table:style-name="Table1.C2" office:value-type="string">
            <text:p text:style-name="P3">BDT <text:variable-set text:name="salary" office:value-type="string">{salary}</text:variable-set></text:p>
          </table:table-cell>
        </table:table-row>
        <table:table-row table:style-name="Table1.1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2">Effective Date</text:p>
          </table:table-cell>
          <table:table-cell table:style-name="Table1.C2" office:value-type="string">
            <text:p text:style-name="P4"><text:variable-set text:name="effectivefrom" office:value-type="string">{effectivefrom}</text:variable-set></text:p>
          </table:table-cell>
        </table:table-row>
      </table:table>
      <text:p text:style-name="Text_20_body"/>
      <text:p text:style-name="Text_20_body"><text:span text:style-name="T6">Celloscope</text:span> wishes you a great future and looks forward to a very fruitful journey <text:span text:style-name="T3">together</text:span> in coming <text:span text:style-name="T3">days</text:span>.</text:p>
      <text:p text:style-name="Text_20_body"/>
      <text:p text:style-name="Text_20_body">For <text:span text:style-name="T6">Celloscope</text:span> Ltd.</text:p>
      <text:p text:style-name="Text_20_body"/>
      <text:p text:style-name="Text_20_body"/>
      <text:p text:style-name="Text_20_body"/>
      <text:p text:style-name="Text_20_body"><text:line-break/><text:span text:style-name="T1">________________________</text:span></text:p>
      <text:p text:style-name="P6">Asiya Khatun Papiya</text:p>
      <text:p text:style-name="P6">Assistant Manager, H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4:36:59.428000000</dc:date>
    <meta:editing-duration>PT3H44M52S</meta:editing-duration>
    <meta:editing-cycles>17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24" meta:word-count="105" meta:character-count="711" meta:non-whitespace-character-count="627"/>
  </office:meta>
</office:document-meta>
</file>